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2543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CP2102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BLANK([.D2]);&quot;&quot;;([.D2]&gt;=[.C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470 Ohm 08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MOD header 6 pi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USB mini sock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 table:number-columns-repeated="4"/>
          <table:table-cell table:formula="of:=IF(ISBLANK([.D8]);&quot;&quot;;([.D8]&gt;=[.C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]);&quot;&quot;;([.D9]&gt;=[.C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]);&quot;&quot;;([.D10]&gt;=[.C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]);&quot;&quot;;([.D11]&gt;=[.C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]);&quot;&quot;;([.D12]&gt;=[.C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]);&quot;&quot;;([.D13]&gt;=[.C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]);&quot;&quot;;([.D14]&gt;=[.C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]);&quot;&quot;;([.D15]&gt;=[.C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]);&quot;&quot;;([.D16]&gt;=[.C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]);&quot;&quot;;([.D17]&gt;=[.C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]);&quot;&quot;;([.D18]&gt;=[.C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]);&quot;&quot;;([.D19]&gt;=[.C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]);&quot;&quot;;([.D20]&gt;=[.C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]);&quot;&quot;;([.D21]&gt;=[.C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2]);&quot;&quot;;([.D22]&gt;=[.C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calcext:conditional-formats>
          <calcext:conditional-format calcext:target-range-address="Sheet1.E1:Sheet1.E160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17:44:44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20:46:31.925000000</meta:creation-date>
    <dc:date>2024-09-29T17:46:09.318000000</dc:date>
    <meta:editing-duration>PT22M16S</meta:editing-duration>
    <meta:editing-cycles>3</meta:editing-cycles>
    <meta:generator>LibreOffice/7.6.6.3$Windows_X86_64 LibreOffice_project/d97b2716a9a4a2ce1391dee1765565ea469b0ae7</meta:generator>
    <meta:document-statistic meta:table-count="1" meta:cell-count="187" meta:object-count="0"/>
  </office:meta>
</office:document-meta>
</file>